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tion : Qu'est ce que la socialisation ?</text:p>
      <text:p text:style-name="P1"/>
      <text:p text:style-name="P2">Ensemble des processus par lesquels les individus prennent part à une société ou un groupe plus restrein.</text:p>
      <text:p text:style-name="P2">Etudier la socialisation :</text:p>
      <text:p text:style-name="P2"><text:tab/>- Contenu de la socialisation</text:p>
      <text:p text:style-name="P2"><text:tab/>- Les mécanismes</text:p>
      <text:p text:style-name="P2"><text:tab/>- Les instances (individus, groupes, institutions)</text:p>
      <text:p text:style-name="P2">Deux groupes de théories sociologiques :</text:p>
      <text:p text:style-name="P2"><text:tab/>- Réalité sociale construite par l'interraction entre les membres de la société. (Berger et Luckman)</text:p>
      <text:p text:style-name="P2"><text:tab/>- Caractère extérieur et contraignant de la réalité sociale. (société et groupes préexistent àl'individu et s'imposent à lui) ( E. Durkheim)</text:p>
      <text:p text:style-name="P2">--&gt; Différence de points de vue et de façon de poser des questions. Quels sont les implications de ces différents points de vues sur la socialisation.</text:p>
      <text:p text:style-name="P2">Durkheim : La société fabrique les individus par la socialisation.</text:p>
      <text:p text:style-name="P2">Socialisation :</text:p>
      <text:p text:style-name="P2"><text:tab/>- Primaire : Socialisation pendant enfance et adolescence.</text:p>
      <text:p text:style-name="P2"><text:tab/>- Secondaire : Socialisation à l'age adulte.</text:p>
      <text:p text:style-name="P2">Autre façon de différencier : </text:p>
      <text:p text:style-name="P2"><text:tab/>- Primaire : Famille ; secondaire : Reste</text:p>
      <text:p text:style-name="P2"><text:tab/>- Primaire : Apprentissage fondamentaux ; secondaire : Reste</text:p>
      <text:p text:style-name="P2"><text:tab/>- Primaire : Première socialisation par laquelle l'individu devient membre de la sciété en s'appropriant le monde social dans lequel il est plongé ; Secondaire : exemple syndicat, parti politique, lycée, etc...</text:p>
      <text:p text:style-name="P2"><text:tab/>- Resocialisation : concerne pas tout le monde ; se produit dans institution totale ; rituels ; prise en charge totale de ses besoins (Goffman - Asiles)</text:p>
      <text:p text:style-name="P2">voir -&gt;</text:p>
      <text:p text:style-name="P2">M. Darmon - La socialisation</text:p>
      <text:p text:style-name="P2"/>
      <text:p text:style-name="P3">I Présentation générale</text:p>
      <text:p text:style-name="P4"><text:tab/>A Les instances de la socialisation du genre</text:p>
      <text:p text:style-name="P4"><text:tab/><text:tab/>1) La famille</text:p>
      <text:p text:style-name="P4">Principale instance de socialisation primaire.</text:p>
      <text:p text:style-name="P4"><text:tab/><text:tab/><text:tab/>a) Caractère primordial</text:p>
      <text:p text:style-name="P4">Famille initie à apprentissages sociaux élémentaires.</text:p>
      <text:p text:style-name="P4">N. Elias "civilisation" : prise de distance par rapport à la nature animale de l'être humain.</text:p>
      <text:p text:style-name="P4">-&gt; degré civilisation variable selon époque.</text:p>
      <text:p text:style-name="P4">-&gt; Depuis renaissance, accélération processus civilisation</text:p>
      <text:p text:style-name="P4"><text:tab/>- "Procès de civilisation"</text:p>
      <text:p text:style-name="P4"><text:tab/>- "Civilisation des moeurs"</text:p>
      <text:p text:style-name="P4"><text:tab/>- Renforcement du contrôle sur soi</text:p>
      <text:p text:style-name="P4">Ontogénèse reproduit la sociogénèse</text:p>
      <text:p text:style-name="P4">-&gt; lois sociogénétique fondamentale</text:p>
      <text:p text:style-name="P4">Phylogénèse (embryon passe par différentes formes évolution)</text:p>
      <text:p text:style-name="P4">P. Aries : "sentiment de l'enfance"</text:p>
      <text:p text:style-name="P4"/>
      <text:p text:style-name="P4">Action familliale arrive au début de la vie et va jouer un rôle primordial dans structuration de l'individu. </text:p>
      <text:p text:style-name="P4">-&gt; Bourdieu : Habitus : ensemble de dispositions cohérentes entre elles (à la base des pratiques et jugements des individus)</text:p>
      <text:p text:style-name="P4">Socialisation : </text:p>
      <text:p text:style-name="P4"><text:soft-page-break/><text:tab/>- Inévitable</text:p>
      <text:p text:style-name="P4"><text:tab/>- Climat affectif</text:p>
      <text:p text:style-name="P4"><text:tab/><text:tab/>2) Ecole</text:p>
      <text:p text:style-name="P4"/>
      <text:p text:style-name="P4"><text:tab/><text:tab/>3) Médias et groupes de pai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8M47S</meta:editing-duration>
    <meta:editing-cycles>6</meta:editing-cycles>
    <meta:generator>OpenOffice/4.0.0$Win32 OpenOffice.org_project/400m3$Build-9702</meta:generator>
    <dc:date>2014-09-16T09:48:26.24</dc:date>
    <meta:document-statistic meta:table-count="0" meta:image-count="0" meta:object-count="0" meta:page-count="2" meta:paragraph-count="44" meta:word-count="371" meta:character-count="2404"/>
    <meta:user-defined meta:name="Info 1"/>
    <meta:user-defined meta:name="Info 2"/>
    <meta:user-defined meta:name="Info 3"/>
    <meta:user-defined meta:name="Info 4"/>
  </office:meta>
</office:document-meta>
</file>